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100000276BA782F7478F5F0DA.png" manifest:media-type="image/png"/>
  <manifest:file-entry manifest:full-path="Pictures/10000000000002B200000284F377A69686F99B2C.png" manifest:media-type="image/png"/>
  <manifest:file-entry manifest:full-path="Pictures/10000000000002BF000001EDE9B220090F6DF8B1.png" manifest:media-type="image/png"/>
  <manifest:file-entry manifest:full-path="Pictures/10000000000002A20000019DD07CF7392172D2AF.png" manifest:media-type="image/png"/>
  <manifest:file-entry manifest:full-path="Pictures/10000000000002A100000223DB05EB5B45BD5232.png" manifest:media-type="image/png"/>
  <manifest:file-entry manifest:full-path="Pictures/10000000000002BC000001FADE6EA707F0EC12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552cm" svg:height="6.138cm" svg:x="0.068cm" svg:y="0.005cm">
          <draw:image xlink:href="Pictures/10000000000002A100000223DB05EB5B45BD5232.png" xlink:type="simple" xlink:show="embed" xlink:actuate="onLoad">
            <text:p/>
          </draw:image>
        </draw:frame>
        <draw:frame draw:style-name="gr1" draw:text-style-name="P1" draw:layer="layout" svg:width="7.426cm" svg:height="5.368cm" svg:x="8.128cm" svg:y="0.22cm">
          <draw:image xlink:href="Pictures/10000000000002BC000001FADE6EA707F0EC12E9.png" xlink:type="simple" xlink:show="embed" xlink:actuate="onLoad">
            <text:p/>
          </draw:image>
        </draw:frame>
        <draw:frame draw:style-name="gr1" draw:text-style-name="P1" draw:layer="layout" svg:width="7.874cm" svg:height="5.522cm" svg:x="15.748cm" svg:y="0.254cm">
          <draw:image xlink:href="Pictures/10000000000002BF000001EDE9B220090F6DF8B1.png" xlink:type="simple" xlink:show="embed" xlink:actuate="onLoad">
            <text:p/>
          </draw:image>
        </draw:frame>
        <draw:frame draw:style-name="gr1" draw:text-style-name="P1" draw:layer="layout" svg:width="6.858cm" svg:height="6.4cm" svg:x="0.254cm" svg:y="6.604cm">
          <draw:image xlink:href="Pictures/10000000000002B200000284F377A69686F99B2C.png" xlink:type="simple" xlink:show="embed" xlink:actuate="onLoad">
            <text:p/>
          </draw:image>
        </draw:frame>
        <draw:frame draw:style-name="gr1" draw:text-style-name="P1" draw:layer="layout" svg:width="8.102cm" svg:height="4.964cm" svg:x="8.128cm" svg:y="6.096cm">
          <draw:image xlink:href="Pictures/10000000000002A20000019DD07CF7392172D2AF.png" xlink:type="simple" xlink:show="embed" xlink:actuate="onLoad">
            <text:p/>
          </draw:image>
        </draw:frame>
        <draw:frame draw:style-name="gr1" draw:text-style-name="P1" draw:layer="layout" svg:width="7.874cm" svg:height="7.371cm" svg:x="16.764cm" svg:y="6.345cm">
          <draw:image xlink:href="Pictures/10000000000002A100000276BA782F7478F5F0D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5:18:59.039974969</meta:creation-date>
    <dc:date>2019-05-10T16:56:22.495306152</dc:date>
    <meta:editing-duration>PT24M36S</meta:editing-duration>
    <meta:editing-cycles>2</meta:editing-cycles>
    <meta:generator>LibreOffice/6.0.6.2$Linux_X86_64 LibreOffice_project/00m0$Build-2</meta:generator>
    <meta:document-statistic meta:object-count="29"/>
  </office:meta>
</office:document-meta>
</file>